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list-style-name="L1">
      <style:text-properties style:font-name="Arial"/>
    </style:style>
    <style:style style:name="T1" style:family="text">
      <style:text-properties fo:font-variant="normal" fo:text-transform="none" fo:color="#000000" style:text-line-through-style="none" fo:font-style="normal" style:text-underline-style="none" style:text-blinking="false" fo:background-color="transparent"/>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1765c241-aa5a-6a1c-da6b-b0fa9de7a49c"/><text:span text:style-name="T1">Entwicklung interaktiver Systeme </text:span>- Projekt “Learn2Quiz“</text:p>
      <text:p text:style-name="P1"/>
      <text:p text:style-name="P1">Meilenstein 5</text:p>
      <text:p text:style-name="P1"/>
      <text:p text:style-name="P1">Protokoll 24.06.2015</text:p>
      <text:p text:style-name="P1"/>
      <text:p text:style-name="P3">Team:<text:tab/><text:tab/><text:tab/><text:tab/><text:tab/><text:tab/><text:tab/>Betreuer:<text:tab/></text:p>
      <text:p text:style-name="P1"><text:span text:style-name="T3">Christian Ries<text:tab/><text:tab/><text:tab/><text:tab/><text:tab/></text:span><text:bookmark text:name="docs-internal-guid-1765c241-aa58-e745-eef9-5cbd5c503f14"/><text:span text:style-name="T2">Prof. Dr. Gerhard Hartmann</text:span> </text:p>
      <text:p text:style-name="P1"><text:span text:style-name="T3">Bruno José Carvalho Gonzaga<text:tab/><text:tab/><text:tab/></text:span><text:bookmark text:name="docs-internal-guid-1765c241-aa59-10c4-9c73-86d1bcd4602e"/><text:span text:style-name="T2">Prof. Dr. Kristian Fischer</text:span> </text:p>
      <text:p text:style-name="P1"><text:tab/><text:tab/><text:tab/><text:tab/><text:tab/><text:tab/><text:tab/><text:bookmark text:name="docs-internal-guid-1765c241-aa59-6acd-5992-78b1e618d390"/><text:span text:style-name="T2">Sheree Saßmannshausen </text:span><text:s/></text:p>
      <text:p text:style-name="P1"><text:tab/><text:tab/><text:tab/><text:tab/><text:tab/><text:tab/><text:tab/><text:bookmark text:name="docs-internal-guid-1765c241-aa59-c0da-5b13-91876d565f90"/><text:span text:style-name="T2">Franz Jaspers</text:span></text:p>
      <text:p text:style-name="P1"/>
      <text:p text:style-name="P1"/>
      <text:p text:style-name="P1"/>
      <text:p text:style-name="P1"/>
      <text:list xml:id="list8915555582733031672" text:style-name="L1">
        <text:list-header>
          <text:p text:style-name="P4"/>
          <text:p text:style-name="P4"/>
        </text:list-header>
        <text:list-item>
          <text:p text:style-name="P4">Problem bei der Implementierung:</text:p>
          <text:list>
            <text:list-item>
              <text:p text:style-name="P4">Sobald der Restservice die gewünschten Daten aus der Datenbank nimmt wird ein internal server error (code:500) generiert.</text:p>
            </text:list-item>
            <text:list-item>
              <text:p text:style-name="P4">Werden die Daten aus den Cache (JPA Cache) genommen, funktioniert der Service einwandfrei.</text:p>
            </text:list-item>
            <text:list-item>
              <text:p text:style-name="P4">Das Resultat ist, dass die ausgegeben Daten immer nur eine Repräsentation des Caches sind (Wird der Service neu gestartet, dann ist der Cache leer und es können keine Daten aus der Datenbank gelesen / geschrieben werden.)</text:p>
            </text:list-item>
            <text:list-item>
              <text:p text:style-name="P4">Nach 3 Tagen debugging ist die Ursache für dieses Verhalten nicht eindeutig bestimmt.</text:p>
            </text:list-item>
          </text:list>
        </text:list-item>
      </text:list>
      <text:p text:style-name="P1"/>
      <text:list xml:id="list35699911" text:continue-numbering="true" text:style-name="L1">
        <text:list-item>
          <text:p text:style-name="P4">Evaluationsergebnisse aus Meilenstein 5 bearbeitet</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nani </meta:initial-creator>
    <meta:creation-date>2015-05-31T15:42:16.38</meta:creation-date>
    <dc:date>2015-06-29T15:54:26.38</dc:date>
    <dc:creator>Banani </dc:creator>
    <meta:editing-duration>PT1M29S</meta:editing-duration>
    <meta:editing-cycles>2</meta:editing-cycles>
    <meta:generator>OpenOffice/4.1.1$Win32 OpenOffice.org_project/411m6$Build-9775</meta:generator>
    <meta:document-statistic meta:table-count="0" meta:image-count="0" meta:object-count="0" meta:page-count="1" meta:paragraph-count="14" meta:word-count="124" meta:character-count="868"/>
  </office:meta>
</office:document-meta>
</file>